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e9e" officeooo:paragraph-rsid="000e2e9e"/>
    </style:style>
    <style:style style:name="P2" style:family="paragraph" style:parent-style-name="Standard">
      <style:text-properties officeooo:rsid="000fa9b6" officeooo:paragraph-rsid="000fa9b6"/>
    </style:style>
    <style:style style:name="P3" style:family="paragraph" style:parent-style-name="Standard">
      <style:text-properties officeooo:rsid="000ff8b2" officeooo:paragraph-rsid="000ff8b2"/>
    </style:style>
    <style:style style:name="P4" style:family="paragraph" style:parent-style-name="Standard">
      <style:text-properties officeooo:rsid="001275df" officeooo:paragraph-rsid="001275df"/>
    </style:style>
    <style:style style:name="P5" style:family="paragraph" style:parent-style-name="Standard">
      <style:text-properties officeooo:rsid="001275df" officeooo:paragraph-rsid="00159172"/>
    </style:style>
    <style:style style:name="P6" style:family="paragraph" style:parent-style-name="Standard">
      <style:text-properties officeooo:rsid="001275df" officeooo:paragraph-rsid="0016a8f2"/>
    </style:style>
    <style:style style:name="P7" style:family="paragraph" style:parent-style-name="Standard">
      <style:text-properties officeooo:rsid="0016a8f2" officeooo:paragraph-rsid="0016a8f2"/>
    </style:style>
    <style:style style:name="P8" style:family="paragraph" style:parent-style-name="Standard">
      <style:text-properties officeooo:paragraph-rsid="0016a8f2"/>
    </style:style>
    <style:style style:name="P9" style:family="paragraph" style:parent-style-name="Standard">
      <style:text-properties officeooo:rsid="001af303" officeooo:paragraph-rsid="001af303"/>
    </style:style>
    <style:style style:name="P10" style:family="paragraph" style:parent-style-name="Standard">
      <style:text-properties officeooo:rsid="001b6746" officeooo:paragraph-rsid="001b6746"/>
    </style:style>
    <style:style style:name="P11" style:family="paragraph" style:parent-style-name="Standard">
      <style:text-properties officeooo:rsid="001d336d" officeooo:paragraph-rsid="001d336d"/>
    </style:style>
    <style:style style:name="P12" style:family="paragraph" style:parent-style-name="Standard">
      <style:text-properties officeooo:rsid="001d5f81" officeooo:paragraph-rsid="001d5f81"/>
    </style:style>
    <style:style style:name="P13" style:family="paragraph" style:parent-style-name="Standard">
      <style:text-properties officeooo:rsid="001eb45f" officeooo:paragraph-rsid="001eb45f"/>
    </style:style>
    <style:style style:name="P14" style:family="paragraph" style:parent-style-name="Standard">
      <style:text-properties officeooo:rsid="001f3425" officeooo:paragraph-rsid="001eb45f"/>
    </style:style>
    <style:style style:name="P15" style:family="paragraph" style:parent-style-name="Standard">
      <style:text-properties officeooo:rsid="001f3425" officeooo:paragraph-rsid="001f3425"/>
    </style:style>
    <style:style style:name="P16" style:family="paragraph" style:parent-style-name="Standard">
      <style:text-properties officeooo:rsid="001f3425" officeooo:paragraph-rsid="001f3674"/>
    </style:style>
    <style:style style:name="P17" style:family="paragraph" style:parent-style-name="Standard">
      <style:text-properties officeooo:rsid="0020c9fb" officeooo:paragraph-rsid="0020c9fb"/>
    </style:style>
    <style:style style:name="P18" style:family="paragraph" style:parent-style-name="Standard">
      <style:text-properties officeooo:rsid="00140928" officeooo:paragraph-rsid="00159172"/>
    </style:style>
    <style:style style:name="P19" style:family="paragraph" style:parent-style-name="Standard">
      <style:text-properties officeooo:rsid="0024606a" officeooo:paragraph-rsid="0024606a"/>
    </style:style>
    <style:style style:name="P20" style:family="paragraph" style:parent-style-name="Standard" style:list-style-name="L1">
      <style:text-properties officeooo:rsid="000ff8b2" officeooo:paragraph-rsid="000fa9b6"/>
    </style:style>
    <style:style style:name="P21" style:family="paragraph" style:parent-style-name="Standard" style:list-style-name="L1">
      <style:text-properties officeooo:rsid="000ff8b2" officeooo:paragraph-rsid="000ff8b2"/>
    </style:style>
    <style:style style:name="P22" style:family="paragraph" style:parent-style-name="Standard" style:list-style-name="L2">
      <style:text-properties officeooo:rsid="000ff8b2" officeooo:paragraph-rsid="000ff8b2"/>
    </style:style>
    <style:style style:name="P23" style:family="paragraph" style:parent-style-name="Standard" style:list-style-name="L3">
      <style:text-properties officeooo:rsid="000ff8b2" officeooo:paragraph-rsid="000ff8b2"/>
    </style:style>
    <style:style style:name="P24" style:family="paragraph" style:parent-style-name="Standard" style:list-style-name="L4">
      <style:text-properties officeooo:rsid="000ff8b2" officeooo:paragraph-rsid="000ff8b2"/>
    </style:style>
    <style:style style:name="P25" style:family="paragraph" style:parent-style-name="Standard" style:list-style-name="L4">
      <style:text-properties officeooo:rsid="001275df" officeooo:paragraph-rsid="001275df"/>
    </style:style>
    <style:style style:name="P26" style:family="paragraph" style:parent-style-name="Standard" style:list-style-name="L5">
      <style:text-properties officeooo:rsid="0016a8f2" officeooo:paragraph-rsid="0016a8f2"/>
    </style:style>
    <style:style style:name="P27" style:family="paragraph" style:parent-style-name="Standard" style:list-style-name="L6">
      <style:text-properties officeooo:rsid="0016a8f2" officeooo:paragraph-rsid="0016a8f2"/>
    </style:style>
    <style:style style:name="P28" style:family="paragraph" style:parent-style-name="Standard">
      <style:text-properties officeooo:rsid="001f3425" officeooo:paragraph-rsid="0025bf62"/>
    </style:style>
    <style:style style:name="P29" style:family="paragraph" style:parent-style-name="Standard" style:list-style-name="L7">
      <style:text-properties officeooo:rsid="001f3425" officeooo:paragraph-rsid="0025bf62"/>
    </style:style>
    <style:style style:name="P30" style:family="paragraph" style:parent-style-name="Standard" style:list-style-name="L8">
      <style:text-properties officeooo:rsid="0024606a" officeooo:paragraph-rsid="0024606a"/>
    </style:style>
    <style:style style:name="P31" style:family="paragraph" style:parent-style-name="Standard" style:list-style-name="L8">
      <style:text-properties officeooo:rsid="0025bf62" officeooo:paragraph-rsid="0025bf62"/>
    </style:style>
    <style:style style:name="P32" style:family="paragraph" style:parent-style-name="Standard">
      <style:text-properties officeooo:rsid="002a7203" officeooo:paragraph-rsid="002a7203"/>
    </style:style>
    <style:style style:name="T1" style:family="text">
      <style:text-properties officeooo:rsid="00159172"/>
    </style:style>
    <style:style style:name="T2" style:family="text">
      <style:text-properties officeooo:rsid="00180ef5"/>
    </style:style>
    <style:style style:name="T3" style:family="text">
      <style:text-properties officeooo:rsid="001d336d"/>
    </style:style>
    <style:style style:name="T4" style:family="text">
      <style:text-properties officeooo:rsid="001d5f81"/>
    </style:style>
    <style:style style:name="T5" style:family="text">
      <style:text-properties officeooo:rsid="001f3425"/>
    </style:style>
    <style:style style:name="T6" style:family="text">
      <style:text-properties officeooo:rsid="0026f018"/>
    </style:style>
    <style:style style:name="T7" style:family="text">
      <style:text-properties officeooo:rsid="002837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okumentacja może się jeszcze zmienić.</text:p>
      <text:p text:style-name="P32"/>
      <text:p text:style-name="P3">Projekt<text:tab/><text:tab/>gra w javie. Robocza nazwa Jgame</text:p>
      <text:p text:style-name="P3"/>
      <text:p text:style-name="P3">Autor<text:tab/><text:tab/>Mateusz Kordowski</text:p>
      <text:p text:style-name="P1"/>
      <text:p text:style-name="P2">Instalacja programu z poziomu kodu gry:</text:p>
      <text:list xml:id="list3865319158" text:style-name="L1">
        <text:list-item>
          <text:p text:style-name="P20">pójść do folderu JGame (powinien znajdować się tam plik gradlew)</text:p>
        </text:list-item>
        <text:list-item>
          <text:p text:style-name="P21">w konsoli odpalić ./gradlew desktop:dist</text:p>
        </text:list-item>
        <text:list-item>
          <text:p text:style-name="P21">skompilowany program będzie dostępny w folderze Jgame/desktop/build/libs</text:p>
        </text:list-item>
        <text:list-item>
          <text:p text:style-name="P21">teraz wystarczy w konsoli uruchomić jar komendą java -jar (nazwa pliku)</text:p>
        </text:list-item>
        <text:list-item>
          <text:p text:style-name="P21">jeżeli program nie chce się uruchomić sprawdzić w właściwościach pliku czy zezwolono na uruchomienie go</text:p>
        </text:list-item>
      </text:list>
      <text:p text:style-name="P3"/>
      <text:p text:style-name="P3">Instrukcja instalacji kodu gry w środowisku Eclipse:</text:p>
      <text:list xml:id="list1830262124" text:style-name="L2">
        <text:list-item>
          <text:p text:style-name="P22">po pobraniu wypakować do wybranego folderu</text:p>
        </text:list-item>
        <text:list-item>
          <text:p text:style-name="P22">w IDE zaimportować projekt jako projekt gradle (używając wersji gradla pomiędzy 4.7, a 4.10.2)</text:p>
        </text:list-item>
      </text:list>
      <text:p text:style-name="P3"/>
      <text:p text:style-name="P3">Wykorzystane narzędzia:</text:p>
      <text:list xml:id="list1150765688" text:style-name="L3">
        <text:list-item>
          <text:p text:style-name="P23">Tiled Map Editor</text:p>
        </text:list-item>
      </text:list>
      <text:p text:style-name="P3"/>
      <text:p text:style-name="P3">Wykorzystane biblioteki:</text:p>
      <text:list xml:id="list591891612" text:style-name="L4">
        <text:list-item>
          <text:p text:style-name="P24">libgdx </text:p>
        </text:list-item>
        <text:list-item>
          <text:p text:style-name="P24">libgdx ai</text:p>
        </text:list-item>
        <text:list-item>
          <text:p text:style-name="P24">libgd box2d</text:p>
        </text:list-item>
        <text:list-item>
          <text:p text:style-name="P25">commons-io</text:p>
        </text:list-item>
        <text:list-item>
          <text:p text:style-name="P25">org.apache.commons/commons-lang3</text:p>
        </text:list-item>
      </text:list>
      <text:p text:style-name="P3"/>
      <text:p text:style-name="P3">Sposób realizacji zadania:</text:p>
      <text:p text:style-name="P7">Obiekty, które dziedziczą po klasie PalpableObject, posiadają również klasę, która potrafi zdefiniować parametry danego obiektu. W większości przypadków zmienne tych klas są ustawione jako publiczne, umożliwiając w łatwy sposób zmianę wartości parametrów. Po ustawieniu wszystkich potrzebnych parametrów, daje się definicję obiektu do konstruktora obiektu w grze. Definicje te implementują interface Serializable, służą do zapisu i odczytu gry.</text:p>
      <text:p text:style-name="P6"/>
      <text:p text:style-name="P7"><text:s/>Definicja obiektu powinna zawierać:</text:p>
      <text:list xml:id="list4087944814" text:style-name="L5">
        <text:list-item>
          <text:p text:style-name="P26">konstruktor samej definicji</text:p>
        </text:list-item>
        <text:list-item>
          <text:p text:style-name="P26">konstruktor kopiujący</text:p>
        </text:list-item>
        <text:list-item>
          <text:p text:style-name="P26">konstruktor przyjmujący za parametr obiekt z gry, dzięki czemu możliwe jest pobranie wszystkich aktualnych parametrów obiektu.</text:p>
        </text:list-item>
      </text:list>
      <text:p text:style-name="P8"/>
      <text:p text:style-name="P7">Główne cele stworzenia definicji klas:</text:p>
      <text:list xml:id="list3163629578" text:style-name="L6">
        <text:list-item>
          <text:p text:style-name="P27">łatwiejsza modyfikacja parametrów obiektu</text:p>
        </text:list-item>
        <text:list-item>
          <text:p text:style-name="P27">definicje są używane do zapisu i odczytu gry</text:p>
        </text:list-item>
      </text:list>
      <text:p text:style-name="P3"/>
      <text:p text:style-name="P4">Realizaja zapisu i odczytu gry – <text:span text:style-name="T2">tworzona jest definicja istniejącego obiektu (jeżeli obiekt posiada definicję) i zapisywana w kontenerze. Zbiór takich obiektów jest umiejscowiony w jednej klasie GameState, która ma zaimplementowane metody zapisu (pobranie aktualnych parametrów wybranych obiektów i zapisanie ich w jego strukturze) oraz wczytywania (rekonstrukcja wszystkich tych parametrów, któych nie dało się zapisać, tworzenie obiektów na podstawie definicji, dodawanie stworzonych obiektów do odpowiednich menedżerów).</text:span></text:p>
      <text:p text:style-name="P9"><text:soft-page-break/>Sam obiekt z klasy GameState jest zapisywany korzystając z serializacji.</text:p>
      <text:p text:style-name="P9"/>
      <text:p text:style-name="P4"/>
      <text:p text:style-name="P5">Realizacja trybu debug – program posiada drugi wątek który (jeżeli wcześniej w pliku konfiguracyjnym ustawiono tryb debug) wykonuje się nieprzerwanie w pętli oczekując na komędę. <text:span text:style-name="T1">Wykorzystano semafory do stworzenia sekcji krytycznych odpowiednio w głównej metodzie render() oraz w pomniejszych metodach w części debugera.</text:span></text:p>
      <text:p text:style-name="P18">Kiedy wątek wykryje komędę i będzie potrafił ją zinterpretować, wtedy wejdzie do sekcji krytycznej i wykona odpowiednią metodę.</text:p>
      <text:p text:style-name="P3"/>
      <text:p text:style-name="P10">Wczytywanie i tworzenie obiektów z mapy – w Tiled Map Editor każdemu obiektówi <text:span text:style-name="T3">jak i warstwie </text:span>można nadać właściwość <text:span text:style-name="T3">(nazwa właściwości, typ oraz wartość właściwości). Wykorzystywane jest to do stworzenia obiektów w JBox2D. </text:span></text:p>
      <text:p text:style-name="P11">Własność warstwy mówi, jaki typ obiektów znajduje się w niej (statyczny, kinetyczny, dynamiczny z JBox2D). Następnie tworzone są obiekty o parametrach takich, jakie właściwości posiadają obiekty w kreatorze mapy.</text:p>
      <text:p text:style-name="P11"/>
      <text:p text:style-name="P11"><text:span text:style-name="T4">Movement </text:span>– <text:span text:style-name="T4">postać, którą możemy sterować wykorzystuje parametr acceleration, mówiący o szybkości przyspieszenia oraz maxLinearSpeed, mówiący o maksymalnej prędkości.</text:span></text:p>
      <text:p text:style-name="P12">Pozostałe postacie mogą się poruszać za sprawą AI. <text:s/>Parametr acceleration jest wykorzystywany tylko, gdy kontrola nad daną postacią zostanie przejęta przez gracza.</text:p>
      <text:p text:style-name="P12"/>
      <text:p text:style-name="P12">Kamera – kamera zawsze podąża za postacią sterowaną, nie obraca się, nie przypliża ani oddala.</text:p>
      <text:p text:style-name="P12"/>
      <text:p text:style-name="P12">HUD – zawiera takie informacje jak procent zdrowia, pozostała amunicja. W trybie debug pokazuje dodatkowe rzeczy jak ilość FPS, czy maksymalny przestój czasowy jaki nastąpił między kolejnymi klatkami.</text:p>
      <text:p text:style-name="P12"/>
      <text:p text:style-name="P13">Postacie – są gromadzone w managerze postaci. Podstawowa postać zawiera ciało, jeden fixture, jeden sprite. Fixture postaci jest zrobiony z typu Polygon z JBox2D. Metody takie jak zmiana postawowej tekstury oraz fixture`a, render, rotate, getPosition, wektor między postacią sterowaną, a położeniem myszy.</text:p>
      <text:p text:style-name="P12"/>
      <text:p text:style-name="P13">Pociski - są gromadzone w managerze pocisków. <text:span text:style-name="T5">Posiadają informację o zadawanych obrażeniach oraz o właścicielu pocisku (od kogo został wystrzelony).</text:span></text:p>
      <text:p text:style-name="P13"/>
      <text:p text:style-name="P17">ContactListener – dany obiekt, jeżeli chce posiadać swój własny ContactListener, musi zaimplementować interface ContactMethods oraz stworzyć swój własny ContactListener. To ma na celu umożliwienie dodania operacji, które bezpośrednio nie dotyczą samego obiektu (np. przejście do następnego poziomu jeżeli istnieje lub ukończenie gry).</text:p>
      <text:p text:style-name="P13"/>
      <text:p text:style-name="P13"/>
      <text:p text:style-name="P13"/>
      <text:p text:style-name="P13"/>
      <text:p text:style-name="P13"/>
      <text:p text:style-name="P13"/>
      <text:p text:style-name="P14"/>
      <text:p text:style-name="P14"/>
      <text:p text:style-name="P15"/>
      <text:p text:style-name="P3"/>
      <text:p text:style-name="P4">Struktura programu:</text:p>
      <text:p text:style-name="P3"/>
      <text:p text:style-name="P28"><text:soft-page-break/>Drzewo dziedziczenia:</text:p>
      <text:list xml:id="list3685609955" text:style-name="L7">
        <text:list-item>
          <text:p text:style-name="P29">PalpableObject</text:p>
          <text:list>
            <text:list-item>
              <text:p text:style-name="P29">MovingObject</text:p>
              <text:list>
                <text:list-item>
                  <text:p text:style-name="P29">PlainCharacter</text:p>
                  <text:list>
                    <text:list-item>
                      <text:p text:style-name="P29">Player</text:p>
                    </text:list-item>
                    <text:list-item>
                      <text:p text:style-name="P29">BasicEnemy</text:p>
                    </text:list-item>
                  </text:list>
                </text:list-item>
              </text:list>
            </text:list-item>
            <text:list-item>
              <text:p text:style-name="P29">Missile</text:p>
              <text:list>
                <text:list-item>
                  <text:p text:style-name="P29">BouncingBullet</text:p>
                </text:list-item>
                <text:list-item>
                  <text:p text:style-name="P29">NormalBullet</text:p>
                </text:list-item>
              </text:list>
            </text:list-item>
          </text:list>
        </text:list-item>
        <text:list-item>
          <text:p text:style-name="P29">PalpableObjectPolygonDef</text:p>
          <text:list>
            <text:list-item>
              <text:p text:style-name="P29">MovingObjectDef</text:p>
              <text:list>
                <text:list-item>
                  <text:p text:style-name="P29">CharacterPolygonDef</text:p>
                  <text:list>
                    <text:list-item>
                      <text:p text:style-name="P29">PlayerDef</text:p>
                    </text:list-item>
                    <text:list-item>
                      <text:p text:style-name="P29">BasicEnemyDef</text:p>
                    </text:list-item>
                  </text:list>
                </text:list-item>
              </text:list>
            </text:list-item>
            <text:list-item>
              <text:p text:style-name="P29">MissileDef</text:p>
              <text:list>
                <text:list-item>
                  <text:p text:style-name="P29">BouncingBulletDef</text:p>
                </text:list-item>
                <text:list-item>
                  <text:p text:style-name="P29">NormalBulletDef</text:p>
                </text:list-item>
              </text:list>
            </text:list-item>
          </text:list>
        </text:list-item>
      </text:list>
      <text:p text:style-name="P16"/>
      <text:p text:style-name="P16"/>
      <text:p text:style-name="P19">Wnioski z projektu:</text:p>
      <text:list xml:id="list1937900063" text:style-name="L8">
        <text:list-item>
          <text:p text:style-name="P30">Stworzenie trybu debug było proste. Wystarczy puścić na drugim wątku i stworzyć interpretator poleceń.</text:p>
        </text:list-item>
        <text:list-item>
          <text:p text:style-name="P30">Stworzenie zapisu i odczytu gry było trudne. Na początku mocno zastanawiałem się jak zapisać ciało z JBox2D tak, aby żaden parametr nie został zgubiony w trakcie. W końcu zdecydowałem się na stworzenie czegoś podobnego, co używa sam JBox2D, czyli definicji obiektów. Szkoda, że BodyDef oraz FixtureDef nie są serializowalne. Musiałem dorzucić metody synchronize oraz restore aby dane między BodyDef/BodyData i FixtureDef/FixtureData były zgodne. Musiałem też założyć, że ciało składa się z kształtu Polygon.</text:p>
        </text:list-item>
        <text:list-item>
          <text:p text:style-name="P31">Za każdym razem, kiedy dokładałem nową bibliotekę do projektu, musiałem zmieniać kod, co było męczące. Przykłady:</text:p>
          <text:list>
            <text:list-item>
              <text:p text:style-name="P31">stworzyłem sprite, który się porusza za wciśnięciem przycisku. Kiedy dodałem fizykę z <text:span text:style-name="T6">JBox2D</text:span> musiałem dużo tam pozmieniać, pododawać.</text:p>
            </text:list-item>
            <text:list-item>
              <text:p text:style-name="P31">Kiedy dodałem AI do projektu, </text:p>
            </text:list-item>
            <text:list-item>
              <text:p text:style-name="P31">dodatkowo zawsze, gdy dodaje coś nowego do projektu <text:span text:style-name="T7">to </text:span>jest problem z <text:span text:style-name="T7">zapisaniem i odczytem nowej zawartośc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1:22:02.493903785</meta:creation-date>
    <dc:date>2019-06-10T13:50:06.393428403</dc:date>
    <meta:editing-duration>PT1H45M8S</meta:editing-duration>
    <meta:editing-cycles>21</meta:editing-cycles>
    <meta:generator>LibreOffice/6.0.7.3$Linux_X86_64 LibreOffice_project/00m0$Build-3</meta:generator>
    <meta:document-statistic meta:table-count="0" meta:image-count="0" meta:object-count="0" meta:page-count="3" meta:paragraph-count="67" meta:word-count="797" meta:character-count="5808" meta:non-whitespace-character-count="5103"/>
  </office:meta>
</office:document-meta>
</file>